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5"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6" style:family="paragraph" style:parent-style-name="Standard">
      <style:text-properties style:text-underline-style="solid" style:text-underline-width="auto" style:text-underline-color="font-color" officeooo:rsid="00181505" officeooo:paragraph-rsid="00181505"/>
    </style:style>
    <style:style style:name="P7" style:family="paragraph" style:parent-style-name="Standard">
      <style:text-properties style:text-underline-style="solid" style:text-underline-width="auto" style:text-underline-color="font-color" officeooo:rsid="0019b2bb" officeooo:paragraph-rsid="0019b2bb"/>
    </style:style>
    <style:style style:name="P8" style:family="paragraph" style:parent-style-name="Standard">
      <style:text-properties style:text-underline-style="solid" style:text-underline-width="auto" style:text-underline-color="font-color" officeooo:rsid="00251fbb" officeooo:paragraph-rsid="00251fbb"/>
    </style:style>
    <style:style style:name="P9" style:family="paragraph" style:parent-style-name="Standard">
      <style:text-properties officeooo:rsid="0019b2bb" officeooo:paragraph-rsid="0019b2bb"/>
    </style:style>
    <style:style style:name="P10" style:family="paragraph" style:parent-style-name="Standard">
      <style:text-properties officeooo:rsid="0019b2bb" officeooo:paragraph-rsid="0030b5e3"/>
    </style:style>
    <style:style style:name="P11" style:family="paragraph" style:parent-style-name="Standard">
      <style:text-properties style:text-underline-style="none" officeooo:rsid="0019b2bb" officeooo:paragraph-rsid="0019b2bb"/>
    </style:style>
    <style:style style:name="P12" style:family="paragraph" style:parent-style-name="Standard">
      <style:text-properties style:text-underline-style="none" officeooo:rsid="001f7eb9" officeooo:paragraph-rsid="0019b2bb"/>
    </style:style>
    <style:style style:name="P13" style:family="paragraph" style:parent-style-name="Standard">
      <style:text-properties style:text-underline-style="none" officeooo:rsid="001f7eb9" officeooo:paragraph-rsid="001f7eb9"/>
    </style:style>
    <style:style style:name="P14" style:family="paragraph" style:parent-style-name="Standard">
      <style:text-properties style:text-underline-style="none" officeooo:rsid="001f7eb9" officeooo:paragraph-rsid="0024db3a"/>
    </style:style>
    <style:style style:name="P15" style:family="paragraph" style:parent-style-name="Standard">
      <style:text-properties style:text-underline-style="none" officeooo:rsid="0024db3a" officeooo:paragraph-rsid="0024db3a"/>
    </style:style>
    <style:style style:name="P16" style:family="paragraph" style:parent-style-name="Standard">
      <style:text-properties style:text-underline-style="none" officeooo:rsid="00251fbb" officeooo:paragraph-rsid="00251fbb"/>
    </style:style>
    <style:style style:name="P17" style:family="paragraph" style:parent-style-name="Standard">
      <style:text-properties fo:font-size="12pt" style:text-underline-style="solid" style:text-underline-width="auto" style:text-underline-color="font-color" fo:font-weight="bold" officeooo:rsid="002cf1ee" officeooo:paragraph-rsid="002cf1ee"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19" style:family="paragraph" style:parent-style-name="Standard">
      <style:text-properties fo:font-size="12pt" style:text-underline-style="none" officeooo:rsid="00251fbb" officeooo:paragraph-rsid="00251fbb" style:font-size-asian="12pt" style:font-size-complex="12pt"/>
    </style:style>
    <style:style style:name="P20" style:family="paragraph" style:parent-style-name="Standard">
      <style:text-properties fo:font-size="12pt" style:text-underline-style="none" officeooo:rsid="002596a4" officeooo:paragraph-rsid="002596a4" style:font-size-asian="12pt" style:font-size-complex="12pt"/>
    </style:style>
    <style:style style:name="P21" style:family="paragraph" style:parent-style-name="Standard">
      <style:text-properties officeooo:rsid="0030b5e3" officeooo:paragraph-rsid="0030b5e3"/>
    </style:style>
    <style:style style:name="P22" style:family="paragraph" style:parent-style-name="Standard">
      <style:text-properties fo:font-size="12pt" style:text-underline-style="none" officeooo:rsid="002596a4" officeooo:paragraph-rsid="002596a4" style:font-size-asian="12pt" style:font-size-complex="12pt"/>
    </style:style>
    <style:style style:name="P2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24" style:family="paragraph" style:parent-style-name="Standard">
      <style:text-properties fo:font-size="15pt" style:text-underline-style="solid" style:text-underline-width="auto" style:text-underline-color="font-color" fo:font-weight="bold" officeooo:rsid="00181505" officeooo:paragraph-rsid="0033d3ec" style:font-size-asian="15pt" style:font-weight-asian="bold" style:font-size-complex="15pt" style:font-weight-complex="bold"/>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officeooo:rsid="002159dd"/>
    </style:style>
    <style:style style:name="T11" style:family="text">
      <style:text-properties fo:font-size="12pt" style:text-underline-style="none" fo:font-weight="normal" officeooo:rsid="002159dd" style:font-size-asian="10.5pt" style:font-weight-asian="normal" style:font-size-complex="12pt" style:font-weight-complex="normal"/>
    </style:style>
    <style:style style:name="T12" style:family="text">
      <style:text-properties fo:font-size="12pt" style:text-underline-style="none" fo:font-weight="normal" officeooo:rsid="00222a49" style:font-size-asian="10.5pt" style:font-weight-asian="normal" style:font-size-complex="12pt" style:font-weight-complex="normal"/>
    </style:style>
    <style:style style:name="T13" style:family="text">
      <style:text-properties fo:font-size="12pt" style:text-underline-style="none" fo:font-weight="normal" officeooo:rsid="00237eef" style:font-size-asian="10.5pt" style:font-weight-asian="normal" style:font-size-complex="12pt" style:font-weight-complex="normal"/>
    </style:style>
    <style:style style:name="T14" style:family="text">
      <style:text-properties fo:font-size="12pt" style:text-underline-style="none" fo:font-weight="normal" officeooo:rsid="0025a81b" style:font-size-asian="10.5pt" style:font-weight-asian="normal" style:font-size-complex="12pt" style:font-weight-complex="normal"/>
    </style:style>
    <style:style style:name="T15" style:family="text">
      <style:text-properties fo:font-size="12pt" style:text-underline-style="none" fo:font-weight="normal" officeooo:rsid="00271f00" style:font-size-asian="10.5pt" style:font-weight-asian="normal" style:font-size-complex="12pt" style:font-weight-complex="normal"/>
    </style:style>
    <style:style style:name="T16" style:family="text">
      <style:text-properties fo:font-size="12pt" style:text-underline-style="none" fo:font-weight="normal" officeooo:rsid="00286bc1" style:font-size-asian="10.5pt" style:font-weight-asian="normal" style:font-size-complex="12pt" style:font-weight-complex="normal"/>
    </style:style>
    <style:style style:name="T17" style:family="text">
      <style:text-properties fo:font-size="12pt" style:text-underline-style="none" fo:font-weight="normal" officeooo:rsid="002928a4" style:font-size-asian="10.5pt" style:font-weight-asian="normal" style:font-size-complex="12pt" style:font-weight-complex="normal"/>
    </style:style>
    <style:style style:name="T18" style:family="text">
      <style:text-properties fo:font-size="12pt" style:text-underline-style="none" fo:font-weight="normal" officeooo:rsid="002b1f8f" style:font-size-asian="10.5pt" style:font-weight-asian="normal" style:font-size-complex="12pt" style:font-weight-complex="normal"/>
    </style:style>
    <style:style style:name="T19" style:family="text">
      <style:text-properties fo:font-size="12pt" style:text-underline-style="none" fo:font-weight="normal" officeooo:rsid="0032feff" style:font-size-asian="10.5pt" style:font-weight-asian="normal" style:font-size-complex="12pt" style:font-weight-complex="normal"/>
    </style:style>
    <style:style style:name="T20" style:family="text">
      <style:text-properties fo:font-size="12pt" style:text-underline-style="none" fo:font-weight="normal" officeooo:rsid="0033d3ec" style:font-size-asian="10.5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officeooo:rsid="0025a81b" style:font-size-asian="12pt" style:font-size-complex="12pt"/>
    </style:style>
    <style:style style:name="T23" style:family="text">
      <style:text-properties officeooo:rsid="0024db3a"/>
    </style:style>
    <style:style style:name="T24" style:family="text">
      <style:text-properties officeooo:rsid="0030b5e3"/>
    </style:style>
    <style:style style:name="T25" style:family="text">
      <style:text-properties officeooo:rsid="00312cb8"/>
    </style:style>
    <style:style style:name="T26" style:family="text">
      <style:text-properties officeooo:rsid="0032cdee"/>
    </style:style>
    <style:style style:name="T27" style:family="text">
      <style:text-properties fo:color="#800000" fo:font-size="12pt" style:text-underline-style="none" fo:font-weight="normal" officeooo:rsid="0032feff" style:font-size-asian="10.5pt" style:font-weight-asian="normal" style:font-size-complex="12pt" style:font-weight-complex="normal"/>
    </style:style>
    <style:style style:name="T28" style:family="text">
      <style:text-properties fo:color="#800000" fo:font-size="12pt" style:text-underline-style="none" fo:font-weight="normal" officeooo:rsid="003361e7" style:font-size-asian="10.5pt" style:font-weight-asian="normal" style:font-size-complex="12pt" style:font-weight-complex="normal"/>
    </style:style>
    <style:style style:name="T29" style:family="text">
      <style:text-properties fo:color="#800000" fo:font-size="12pt" style:text-underline-style="none" fo:font-weight="normal" officeooo:rsid="0033d3ec" style:font-size-asian="10.5pt" style:font-weight-asian="normal" style:font-size-complex="12pt" style:font-weight-complex="normal"/>
    </style:style>
    <style:style style:name="T30" style:family="text">
      <style:text-properties fo:color="#800000" fo:font-size="12pt" style:text-underline-style="none" fo:font-weight="normal" officeooo:rsid="003581aa" style:font-size-asian="10.5pt" style:font-weight-asian="normal" style:font-size-complex="12pt" style:font-weight-complex="normal"/>
    </style:style>
    <style:style style:name="T31" style:family="text">
      <style:text-properties fo:color="#800000" fo:font-size="12pt" style:text-underline-style="none" fo:font-weight="normal" officeooo:rsid="00370903" style:font-size-asian="10.5pt" style:font-weight-asian="normal" style:font-size-complex="12pt" style:font-weight-complex="normal"/>
    </style:style>
    <style:style style:name="T32" style:family="text">
      <style:text-properties fo:color="#800000" fo:font-size="12pt" style:text-underline-style="none" fo:font-weight="normal" officeooo:rsid="0038c15b" style:font-size-asian="10.5pt" style:font-weight-asian="normal" style:font-size-complex="12pt" style:font-weight-complex="normal"/>
    </style:style>
    <style:style style:name="T33" style:family="text">
      <style:text-properties fo:color="#800000" fo:font-size="12pt" style:text-underline-style="none" fo:font-weight="normal" officeooo:rsid="003993b4" style:font-size-asian="10.5pt" style:font-weight-asian="normal" style:font-size-complex="12pt" style:font-weight-complex="normal"/>
    </style:style>
    <style:style style:name="T34" style:family="text">
      <style:text-properties fo:color="#800000" fo:font-size="12pt" style:text-underline-style="none" fo:font-weight="normal" officeooo:rsid="003a8bd2"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red- Programming experiences:</text:p>
      <text:p text:style-name="P1"/>
      <text:p text:style-name="P6">Mackenzie and Mitch</text:p>
      <text:p text:style-name="P1"/>
      <text:p text:style-name="P1">Mackenzie's Experience:</text:p>
      <text:p text:style-name="P1"/>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9">Mitch's Experience:</text:p>
      <text:p text:style-name="P10"><text:tab/><text:span text:style-name="T24">Mackenzie Powers and I paired up for my first paired programming session. For our session, <text:s/>we attempted to get a lot of the robot actions working. The main goal was to get the shoot and receive damage completed and tested. Mackenzie started at the keyboard, I started with navigation. </text:span></text:p>
      <text:p text:style-name="P21"><text:span text:style-name="T25">As the navigator, s</text:span>ince I wasn't the one typing, <text:span text:style-name="T25">it was easier to recognize things that would cause errors. We switched an hour and a bit into the session, to get a feel of the other role. As the one typing, I felt I was able to get a lot more done than I would alone. Anytime I did something that wasn't clear, I would <text:s/>clarify to my partner, which helped me think it through and allowed him to provide input. In the end we got more finished than what was expected. Overall, the experience was useful and is something I will consider using in future projects.</text:span></text:p>
      <text:p text:style-name="P21"/>
      <text:p text:style-name="P7">Mackenzie and Will</text:p>
      <text:p text:style-name="P11"/>
      <text:p text:style-name="P11">Mackenzie's Experience:</text:p>
      <text:p text:style-name="P11"/>
      <text:p text:style-name="P7"><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12"/>
      <text:p text:style-name="P13">Will's Experience:</text:p>
      <text:p text:style-name="P13"/>
      <text:p text:style-name="P14"><text:tab/><text:span text:style-name="T23">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5">While the code was better I do wonder if less actual code was written and work done in the allotted <text:soft-page-break/>time. I believe that for more difficult problems paired programming <text:s/>proved to be very effective, but for the simpler tasks it seems like a waste of time as one person sits back with nothing to do.</text:p>
      <text:p text:style-name="P15"/>
      <text:p text:style-name="P15"/>
      <text:p text:style-name="P15"/>
      <text:p text:style-name="P15"/>
      <text:p text:style-name="P15"/>
      <text:p text:style-name="P15"/>
      <text:p text:style-name="P8">Justin and Ryan</text:p>
      <text:p text:style-name="P8"/>
      <text:p text:style-name="P16">Justin's Experience:</text:p>
      <text:p text:style-name="P16"/>
      <text:p text:style-name="P16"><text:tab/><text:span text:style-name="T21">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22">sped</text:span><text:span text:style-name="T21"> us up.</text:span></text:p>
      <text:p text:style-name="P19"/>
      <text:p text:style-name="P19">Ryan's Experience:</text:p>
      <text:p text:style-name="P19">*******TODO</text:p>
      <text:p text:style-name="P19"/>
      <text:p text:style-name="P19"/>
      <text:p text:style-name="P18">Justin and Will</text:p>
      <text:p text:style-name="P20"/>
      <text:p text:style-name="P20">Justin's Experience:</text:p>
      <text:p text:style-name="P20">*******TODO</text:p>
      <text:p text:style-name="P20"/>
      <text:p text:style-name="P20">Will's Experience:</text:p>
      <text:p text:style-name="P20">*******TODO</text:p>
      <text:p text:style-name="P20"/>
      <text:p text:style-name="P20"/>
      <text:p text:style-name="P18">Ryan and Mitch</text:p>
      <text:p text:style-name="P20"/>
      <text:p text:style-name="P20">Ryan's Experience:</text:p>
      <text:p text:style-name="P20">*******TODO</text:p>
      <text:p text:style-name="P20"/>
      <text:p text:style-name="P20">Mitch's Experience:</text:p>
      <text:p text:style-name="P13"><text:tab/>Ryan and I met for my second paired programming session. The second time around, the experience was completely different. The goal we had for the session was to make each hexagon clickable. Ryan started on the keyboard, while I showed him what I had and what was wrong. While explaining it, I thought of a few things to try that I <text:span text:style-name="T26">hadn't</text:span> considered before, <text:span text:style-name="T26">unfortunately</text:span> <text:span text:style-name="T26">none of those things </text:span>help<text:span text:style-name="T26">ed. Throughout the session we switched a few times, between typing and observing, every time one of us got stuck. My partner was able to come up with ideas that I had not thought of and in the end it worked slightly better than when we started</text:span></text:p>
      <text:p text:style-name="P13"/>
      <text:p text:style-name="P13"/>
      <text:p text:style-name="P4"><text:soft-page-break/>Code Critique:</text:p>
      <text:p text:style-name="P17"><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using </text:span><text:span text:style-name="T9">measuring values </text:span></text:p>
      <text:p text:style-name="P13"/>
      <text:p text:style-name="P13"/>
      <text:p text:style-name="P3"><text:bookmark-start text:name="__DdeLink__126_1308255529"/><text:span text:style-name="T10">Design Document Changes</text:span>:<text:bookmark-end text:name="__DdeLink__126_1308255529"/></text:p>
      <text:p text:style-name="P5"/>
      <text:p text:style-name="P3"><text:span text:style-name="T8"><text:tab/></text:span><text:span text:style-name="T11">Overall we have followed our design document quite closely while constructing our game. <text:s/>No </text:span><text:span text:style-name="T14">dramatic changes have been made</text:span><text:span text:style-name="T11">, but we have had to make quite a few additions to the various classes to achieve the desired outcome. <text:s/>For our robot class, we have added a few more attributes which we felt were necessary to make it interact with </text:span><text:span text:style-name="T14">other class's </text:span><text:span text:style-name="T11">easier. <text:s/>One of the primary attributes we have added to each robot was to have a reference to the actual game board class </text:span><text:span text:style-name="T12">so that each robot can actually interact with it more efficiently while moving and shooting. <text:s/></text:span><text:span text:style-name="T15">In regards to moving and shooting, we also wrote in the functions for both shooting and moving in the robot class. <text:s/>Each robot will now have a reference to two different stacks: the first being the mailbox stack of values, and the second being a stack of forthValues which will serve as a stack to pop values from for robots being controlled by artificial intelligence's. <text:s/>One last attribute was added to the Robot class, which is a 'isHuman' attribute to a Boolean value of true or false on whether that particular robot is controlled by a human player of not. <text:s/></text:span><text:span text:style-name="T12">We have also decided that for the robot classes designed to be controlled by artificial intelligence <text:s/>that they be able to record and keep track of their own statistics </text:span><text:span text:style-name="T13">which will then be used to upload to the JSON file.</text:span></text:p>
      <text:p text:style-name="P3"><text:span text:style-name="T13"/></text:p>
      <text:p text:style-name="P3"><text:span text:style-name="T20"><text:tab/></text:span><text:span text:style-name="T29">There <text:s/>were two more attributes we added in the Robot class so as their setters and getters, <text:s/>they are previousX and previousY, the reason why we need them because we need these values to do the calculations to find out the desired spot's coordinates on the game board so we can move the robots to the correct location.</text:span></text:p>
      <text:p text:style-name="P3"><text:span text:style-name="T13"/></text:p>
      <text:p text:style-name="P3"><text:span text:style-name="T13"/></text:p>
      <text:p text:style-name="P3"><text:span text:style-name="T13"><text:tab/></text:span><text:span text:style-name="T15">One of the largest additions we have made to our </text:span><text:span text:style-name="T16">construction which was detailed very little in our design was </text:span><text:span text:style-name="T17">the</text:span><text:span text:style-name="T16"> interpreter. <text:s/>We created an Interpreter class to retrieve values from JSON and store them and also execute a stack of robot Forth code. <text:s/>We also created a WordTranslator class which was essentially a HashMap with keys indexing anonymous functions to be executed for each Forth word. <text:s/>Both of these classes were not talked about in our design document so we spent quite a bit of time deciding how we should go about parsing both JSON and forth code. <text:s/></text:span><text:span text:style-name="T18">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text:p text:style-name="P3"><text:span text:style-name="T18"><text:tab/></text:span></text:p>
      <text:p text:style-name="P24"><text:span text:style-name="T19"><text:tab/></text:span><text:span text:style-name="T27">We have also added </text:span><text:span text:style-name="T30">three</text:span><text:span text:style-name="T27"> functions to all the AI classes, they are </text:span><text:span text:style-name="T30">check, </text:span><text:span text:style-name="T27">getDirectionOfEnemy and </text:span><text:bookmark-start text:name="__DdeLink__1043_1723775449"/><text:span text:style-name="T27">getRangeOfEnemy</text:span><text:bookmark-end text:name="__DdeLink__1043_1723775449"/><text:span text:style-name="T27"> </text:span><text:span text:style-name="T30">function</text:span><text:span text:style-name="T27">, <text:s/></text:span><text:span text:style-name="T30">the first function is a boolean type function and the last two both</text:span><text:span text:style-name="T27"> return an integer. </text:span><text:span text:style-name="T28">The reason why we did this because by looking at the forth code requirement all the AIs only receive an integer instead of game board location, so we created this two functions for the convenience of communication with the AIs.</text:span></text:p>
      <text:p text:style-name="P24"><text:span text:style-name="T28"/></text:p>
      <text:p text:style-name="P24"><text:span text:style-name="T28"/></text:p>
      <text:p text:style-name="P24"><text:span text:style-name="T28"><text:tab/></text:span><text:span text:style-name="T31">For the GameBoard class we have added an attribute called aliveList, which is there for the system to keep on track which robot</text:span><text:span text:style-name="T32">s are</text:span><text:span text:style-name="T31"> still alive so </text:span><text:span text:style-name="T32">all the living robots can make moves once it is their turn.</text:span></text:p>
      <text:p text:style-name="P24"><text:span text:style-name="T28"><text:tab/></text:span><text:span text:style-name="T31">For the GamePa</text:span><text:span text:style-name="T32">nel, a function called </text:span><text:span text:style-name="T31">painrComponent <text:s/>is added </text:span><text:span text:style-name="T32">to it for the agenda of </text:span><text:soft-page-break/><text:span text:style-name="T32">separating the robots from different team visually by coloring them differently, so the players can tell them apart.</text:span></text:p>
      <text:p text:style-name="P24"><text:span text:style-name="T32"><text:tab/></text:span><text:span text:style-name="T33">In model package Hex class, we started only have one attribute called robotList and a function isEmpty. Now we have hex and draw hex this two functions one generates hexes on the game board and the other actually drawing them allow the users to visualize how the game board set up.</text:span><text:span text:style-name="T31"> </text:span><text:span text:style-name="T33">Also with drawHexWithRobot/WithScout/Withsniper/WithTank, these four functions allow the user to tell the difference how each hexagon looks like with different robots or with no robots. </text:span><text:span text:style-name="T34">And the last change in the hex class, it is the PointAtHex function, it is basically an inputting tool by using mouse, depends where you click the mouse will trigger different functions.</text:span></text:p>
      <text:p text:style-name="P24"><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7T15:41:43.157884147</dc:date>
    <meta:editing-duration>PT1H59M40S</meta:editing-duration>
    <meta:editing-cycles>24</meta:editing-cycles>
    <meta:generator>LibreOffice/4.4.7.2$Linux_X86_64 LibreOffice_project/40$Build-2</meta:generator>
    <meta:document-statistic meta:table-count="0" meta:image-count="0" meta:object-count="0" meta:page-count="4" meta:paragraph-count="39" meta:word-count="1772" meta:character-count="10132" meta:non-whitespace-character-count="8342"/>
  </office:meta>
</office:document-meta>
</file>